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8AB69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draw:frame draw:style-name="fr1" draw:name="Imagen5" text:anchor-type="paragraph" svg:width="15.714cm" svg:height="19.816cm" draw:z-index="0"><draw:image xlink:href="Pictures/1000020100000252000002ED8AB69604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3">Auteur:<text:tab/>Jean Pierre Charras</text:p>
      <text:p text:style-name="P3">Revision:<text:tab/>fevrier 201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07-07T17:46:53</meta:creation-date>
    <dc:date>2010-02-06T11:34:41.89</dc:date>
    <dc:language>es-ES</dc:language>
    <meta:editing-cycles>6</meta:editing-cycles>
    <meta:editing-duration>PT15M14S</meta:editing-duration>
    <meta:document-statistic meta:table-count="0" meta:image-count="1" meta:object-count="0" meta:page-count="1" meta:paragraph-count="2" meta:word-count="7" meta:character-count="49"/>
    <meta:user-defined meta:name="Info 1"/>
  </office:meta>
</office:document-meta>
</file>